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color="#000000" draw:fill="none" draw:fill-color="#ffffff" fo:min-height="1.4cm"/>
    </style:style>
    <style:style style:name="gr8" style:family="graphic" style:parent-style-name="standard">
      <style:graphic-properties draw:stroke="none" svg:stroke-color="#000000" draw:fill="none" draw:fill-color="#ffffff" fo:min-height="1.7cm"/>
    </style:style>
    <style:style style:name="gr9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color="#000000" draw:fill="none" draw:fill-color="#ffffff" fo:min-height="0.95cm"/>
    </style:style>
    <style:style style:name="gr14" style:family="graphic" style:parent-style-name="standard">
      <style:graphic-properties draw:stroke="none" svg:stroke-color="#000000" draw:fill="none" draw:fill-color="#ffffff" fo:min-height="1.05cm"/>
    </style:style>
    <style:style style:name="gr15" style:family="graphic" style:parent-style-name="standard">
      <style:graphic-properties draw:stroke="none" svg:stroke-color="#000000" draw:fill="none" draw:fill-color="#ffffff" fo:min-height="1cm"/>
    </style:style>
    <style:style style:name="gr16" style:family="graphic" style:parent-style-name="standard">
      <style:graphic-properties draw:stroke="none" svg:stroke-color="#000000" draw:fill="none" draw:fill-color="#ffffff" fo:min-height="1.1cm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family="'Century Schoolbook L'" style:font-family-generic="roman" style:font-pitch="variable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family="'Century Schoolbook L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sub 58%" fo:font-size="22pt" style:font-size-asian="22pt" style:font-size-complex="22pt"/>
    </style:style>
    <style:style style:name="T3" style:family="text">
      <style:text-properties style:text-position="sub 58%" fo:font-family="'Century Schoolbook L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style:text-position="0% 100%" fo:font-family="'Century Schoolbook L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text-position="0% 100%" fo:font-family="'Century Schoolbook L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style:text-position="0% 100%" fo:font-family="TakaoGothic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family="'Century Schoolbook L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style:text-position="sub 58%" fo:font-family="'Century Schoolbook L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family="'Century Schoolbook L'" style:font-family-generic="roman" style:font-pitch="variable"/>
    </style:style>
    <style:style style:name="T10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3" style:family="text">
      <style:text-properties style:text-position="sub 58%" fo:font-family="'Century Schoolbook L'" style:font-family-generic="roman" style:font-pitch="variable" fo:font-size="20pt" style:font-size-asian="20pt" style:font-size-complex="20pt"/>
    </style:style>
    <style:style style:name="T14" style:family="text">
      <style:text-properties style:text-position="sub 58%"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4cm" svg:y1="7.9cm" svg:x2="13.2cm" svg:y2="7.9cm">
          <text:p/>
        </draw:line>
        <draw:line draw:style-name="gr2" draw:text-style-name="P1" draw:layer="layout" svg:x1="6.9cm" svg:y1="7.9cm" svg:x2="10.1cm" svg:y2="6.7cm">
          <text:p/>
        </draw:line>
        <draw:line draw:style-name="gr2" draw:text-style-name="P1" draw:layer="layout" svg:x1="6.946cm" svg:y1="7.902cm" svg:x2="5.755cm" svg:y2="4.698cm">
          <text:p/>
        </draw:line>
        <draw:custom-shape draw:style-name="gr3" draw:text-style-name="P1" draw:layer="layout" svg:width="0.5cm" svg:height="0.5cm" svg:x="9.8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9cm" svg:y1="7.9cm" svg:x2="12.6cm" svg:y2="5.8cm">
          <text:p/>
        </draw:line>
        <draw:line draw:style-name="gr4" draw:text-style-name="P1" draw:layer="layout" svg:x1="6.89cm" svg:y1="7.89cm" svg:x2="4.8cm" svg:y2="2cm">
          <text:p/>
        </draw:line>
        <draw:line draw:style-name="gr5" draw:text-style-name="P1" draw:layer="layout" svg:x1="10.1cm" svg:y1="2.1cm" svg:x2="11.7cm" svg:y2="6.2cm">
          <text:p/>
        </draw:line>
        <draw:line draw:style-name="gr6" draw:text-style-name="P1" draw:layer="layout" svg:x1="11.4cm" svg:y1="5.5cm" svg:x2="10.7cm" svg:y2="5.8cm">
          <text:p/>
        </draw:line>
        <draw:line draw:style-name="gr6" draw:text-style-name="P1" draw:layer="layout" svg:x1="10.7cm" svg:y1="5.8cm" svg:x2="11cm" svg:y2="6.5cm">
          <text:p/>
        </draw:line>
        <draw:frame draw:style-name="gr7" draw:layer="layout" svg:width="1.6cm" svg:height="1.65cm" svg:x="8.3cm" svg:y="5.7cm">
          <draw:text-box>
            <text:p><text:span text:style-name="T1">q</text:span><text:span text:style-name="T2">1</text:span></text:p>
          </draw:text-box>
        </draw:frame>
        <draw:path draw:style-name="gr6" draw:text-style-name="P1" draw:layer="layout" svg:width="3.549cm" svg:height="3.829cm" draw:transform="rotate (-0.536863277913456) translate (8.85874217639019cm 4.50895774160631cm)" svg:viewBox="0 0 3550 3830" svg:d="m0 3830c4888 0 3306-3830 3306-3830">
          <text:p/>
        </draw:path>
        <draw:line draw:style-name="gr5" draw:text-style-name="P1" draw:layer="layout" svg:x1="10.099cm" svg:y1="2.099cm" svg:x2="5.5cm" svg:y2="3.8cm">
          <text:p/>
        </draw:line>
        <draw:line draw:style-name="gr6" draw:text-style-name="P1" draw:layer="layout" svg:x1="6.1cm" svg:y1="3.6cm" svg:x2="6.3cm" svg:y2="4.3cm">
          <text:p/>
        </draw:line>
        <draw:line draw:style-name="gr6" draw:text-style-name="P1" draw:layer="layout" svg:x1="5.7cm" svg:y1="4.5cm" svg:x2="6.299cm" svg:y2="4.299cm">
          <text:p/>
        </draw:line>
        <draw:frame draw:style-name="gr7" draw:layer="layout" svg:width="1.6cm" svg:height="1.65cm" svg:x="6cm" svg:y="4.2cm">
          <draw:text-box>
            <text:p><text:span text:style-name="T1">q</text:span><text:span text:style-name="T2">2</text:span></text:p>
          </draw:text-box>
        </draw:frame>
        <draw:path draw:style-name="gr6" draw:text-style-name="P1" draw:layer="layout" svg:width="2.545cm" svg:height="3.305cm" draw:transform="rotate (-2.14989657260662) translate (8.16705394311697cm 5.70933018715949cm)" svg:viewBox="0 0 2546 3306" svg:d="m0 3306c3106 0 2498-3306 2498-3306">
          <text:p/>
        </draw:path>
        <draw:frame draw:style-name="gr8" draw:text-style-name="P2" draw:layer="layout" svg:width="2.1cm" svg:height="1.95cm" svg:x="9.5cm" svg:y="2.5cm">
          <draw:text-box>
            <text:p><text:span text:style-name="T1">d</text:span><text:span text:style-name="T3">k</text:span></text:p>
          </draw:text-box>
        </draw:frame>
        <draw:line draw:style-name="gr9" draw:text-style-name="P1" draw:layer="layout" svg:x1="6.85cm" svg:y1="7.9cm" svg:x2="10cm" svg:y2="2.2cm">
          <text:p/>
        </draw:line>
        <draw:custom-shape draw:style-name="gr10" draw:text-style-name="P1" draw:layer="layout" svg:width="2.4cm" svg:height="0.8cm" svg:x="8.7cm" svg:y="8.2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6.8cm" svg:height="1.65cm" svg:x="8.7cm" svg:y="7.9cm">
          <draw:text-box>
            <text:p><text:span text:style-name="T1">d</text:span><text:span text:style-name="T3">k</text:span><text:span text:style-name="T1">・</text:span><text:span text:style-name="T1">q</text:span><text:span text:style-name="T2">1</text:span><text:span text:style-name="T4">=|</text:span><text:span text:style-name="T5">d</text:span><text:span text:style-name="T3">k</text:span><text:span text:style-name="T4">|cos</text:span><text:span text:style-name="T6">θ</text:span></text:p>
          </draw:text-box>
        </draw:frame>
        <draw:custom-shape draw:style-name="gr10" draw:text-style-name="P1" draw:layer="layout" svg:width="1.1cm" svg:height="1.3cm" svg:x="4.5cm" svg:y="5.7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7cm" svg:height="1.65cm" svg:x="4.1cm" svg:y="5.7cm">
          <draw:text-box>
            <text:p><text:span text:style-name="T7">d</text:span><text:span text:style-name="T8">k</text:span><text:span text:style-name="T1">・</text:span><text:span text:style-name="T1">q</text:span><text:span text:style-name="T2">2</text:span></text:p>
          </draw:text-box>
        </draw:frame>
        <draw:frame draw:style-name="gr11" draw:text-style-name="P3" draw:layer="layout" svg:width="2.3cm" svg:height="1.1cm" svg:x="4.9cm" svg:y="7.9cm">
          <draw:text-box>
            <text:p><text:span text:style-name="T9">(</text:span><text:span text:style-name="T10">X</text:span><text:span text:style-name="T9">, </text:span><text:span text:style-name="T10">Y</text:span><text:span text:style-name="T9">)</text:span></text:p>
          </draw:text-box>
        </draw:frame>
        <draw:line draw:style-name="gr12" draw:text-style-name="P1" draw:layer="layout" svg:x1="5.3cm" svg:y1="8.1cm" svg:x2="5.8cm" svg:y2="8.1cm">
          <text:p/>
        </draw:line>
        <draw:line draw:style-name="gr12" draw:text-style-name="P1" draw:layer="layout" svg:x1="6.19cm" svg:y1="8.09cm" svg:x2="6.69cm" svg:y2="8.09cm">
          <text:p/>
        </draw:line>
        <draw:frame draw:style-name="gr13" draw:text-style-name="P4" draw:layer="layout" svg:width="5.5cm" svg:height="1.375cm" svg:x="8.5cm" svg:y="9.2cm">
          <draw:text-box>
            <text:p><text:span text:style-name="T11">第</text:span><text:span text:style-name="T11">1</text:span><text:span text:style-name="T11">主成分スコア </text:span><text:span text:style-name="T12">c</text:span><text:span text:style-name="T13">1</text:span></text:p>
          </draw:text-box>
        </draw:frame>
        <draw:frame draw:style-name="gr13" draw:text-style-name="P4" draw:layer="layout" svg:width="4.9cm" svg:height="1.2cm" svg:x="1cm" svg:y="6.9cm">
          <draw:text-box>
            <text:p><text:span text:style-name="T11">第</text:span><text:span text:style-name="T11">2</text:span><text:span text:style-name="T11">主成分スコア</text:span></text:p>
          </draw:text-box>
        </draw:frame>
        <draw:line draw:style-name="gr6" draw:text-style-name="P1" draw:layer="layout" svg:x1="3cm" svg:y1="6.9cm" svg:x2="4.2cm" svg:y2="6.5cm">
          <text:p/>
        </draw:line>
        <draw:line draw:style-name="gr6" draw:text-style-name="P1" draw:layer="layout" svg:x1="10.1cm" svg:y1="9cm" svg:x2="10cm" svg:y2="9.5cm">
          <text:p/>
        </draw:line>
        <draw:frame draw:style-name="gr14" draw:text-style-name="P3" draw:layer="layout" svg:width="3.1cm" svg:height="1.385cm" svg:x="10.1cm" svg:y="1.1cm">
          <draw:text-box>
            <text:p><text:span text:style-name="T9">(</text:span><text:span text:style-name="T10">X</text:span><text:span text:style-name="T14">k</text:span><text:span text:style-name="T9">, </text:span><text:span text:style-name="T10">Y</text:span><text:span text:style-name="T14">k</text:span><text:span text:style-name="T9">)</text:span></text:p>
          </draw:text-box>
        </draw:frame>
        <draw:frame draw:style-name="gr7" draw:layer="layout" svg:width="2cm" svg:height="1.65cm" svg:x="12.8cm" svg:y="7cm">
          <draw:text-box>
            <text:p>数学</text:p>
          </draw:text-box>
        </draw:frame>
        <draw:frame draw:style-name="gr7" draw:layer="layout" svg:width="2cm" svg:height="1.65cm" svg:x="5.1cm" svg:y="0.9cm">
          <draw:text-box>
            <text:p>英語</text:p>
          </draw:text-box>
        </draw:frame>
        <draw:line draw:style-name="gr1" draw:text-style-name="P1" draw:layer="layout" svg:x1="6.9cm" svg:y1="9.8cm" svg:x2="6.9cm" svg:y2="1.1cm">
          <text:p/>
        </draw:line>
        <draw:custom-shape draw:style-name="gr3" draw:text-style-name="P1" draw:layer="layout" svg:width="0.5cm" svg:height="0.5cm" svg:x="12.999cm" svg:y="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798cm" svg:y="4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3.797cm" svg:y="4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2.796cm" svg:y="8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7.496cm" svg:y="8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2.6cm" svg:height="1.25cm" svg:x="11.4cm" svg:y="5cm">
          <draw:text-box>
            <text:p>射影!</text:p>
          </draw:text-box>
        </draw:frame>
        <draw:frame draw:style-name="gr15" draw:layer="layout" svg:width="2.6cm" svg:height="1.25cm" svg:x="5.1cm" svg:y="2.6cm">
          <draw:text-box>
            <text:p>射影!</text:p>
          </draw:text-box>
        </draw:frame>
        <draw:frame draw:style-name="gr16" draw:layer="layout" svg:width="1.3cm" svg:height="1.35cm" svg:x="7.4cm" svg:y="6.55cm">
          <draw:text-box>
            <text:p>θ</text:p>
          </draw:text-box>
        </draw:frame>
        <draw:path draw:style-name="gr17" draw:text-style-name="P1" draw:layer="layout" svg:width="0.536cm" svg:height="0.465cm" draw:transform="skewX (0.0120427718387609) rotate (-0.0659734457253862) translate (7.3cm 7cm)" svg:viewBox="0 0 537 466" svg:d="m0 0c539 0 537 466 537 46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0.7cm" fo:margin-left="0.7cm" fo:margin-right="0.7cm" fo:page-width="16cm" fo:page-height="11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sahara </meta:initial-creator>
    <meta:creation-date>2014-02-05T20:19:42</meta:creation-date>
    <dc:date>2014-03-19T14:29:53</dc:date>
    <dc:creator>nasahara </dc:creator>
    <meta:editing-duration>PT48M52S</meta:editing-duration>
    <meta:editing-cycles>11</meta:editing-cycles>
    <meta:generator>LibreOffice/3.5$Linux_x86 LibreOffice_project/350m1$Build-2</meta:generator>
    <meta:document-statistic meta:object-count="42"/>
  </office:meta>
</office:document-meta>
</file>